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6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8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3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4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style:text-position="sub 58%" fo:font-family="'Courier New'" style:font-style-name="Regular" style:font-pitch="fixed" fo:font-size="10pt"/>
    </style:style>
    <style:style style:name="T4" style:family="text">
      <style:text-properties fo:font-family="'Courier New'" style:font-pitch="fixed" fo:font-size="10pt"/>
    </style:style>
    <style:style style:name="T5" style:family="text">
      <style:text-properties style:text-position="sub 58%" fo:font-family="'Courier New'" style:font-pitch="fixed" fo:font-size="10pt"/>
    </style:style>
    <style:style style:name="T6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cm" svg:height="7.5cm" svg:x="0.875cm" svg:y="0.111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5078.119215105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7.496cm" svg:x="3.817cm" svg:y="0.113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7.496cm" svg:x="6.707cm" svg:y="0.113cm">
          <text:p text:style-name="P1"><text:span text:style-name="T1">epilogue</text:span></text:p>
          <draw:enhanced-geometry svg:viewBox="0 0 21600 21600" draw:path-stretchpoint-x="10800" draw:path-stretchpoint-y="10800" draw:text-areas="?f3 ?f4 ?f5 ?f6" draw:type="round-rectangle" draw:modifiers="4398.370973713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36cm" svg:y="6.986cm">
          <draw:text-box>
            <text:p text:style-name="P3"><text:span text:style-name="T2"><text:s/></text:span><text:span text:style-name="T2">w </text:span></text:p>
          </draw:text-box>
        </draw:frame>
        <draw:frame draw:style-name="gr3" draw:text-style-name="P4" draw:layer="layout" svg:width="0.761cm" svg:height="0.502cm" svg:x="-0.136cm" svg:y="4.57cm">
          <draw:text-box>
            <text:p text:style-name="P3"><text:span text:style-name="T2"><text:s/></text:span><text:span text:style-name="T2">c</text:span><text:span text:style-name="T3">1</text:span><text:span text:style-name="T2"> </text:span></text:p>
          </draw:text-box>
        </draw:frame>
        <draw:frame draw:style-name="gr4" draw:text-style-name="P4" draw:layer="layout" svg:width="1.061cm" svg:height="0.399cm" svg:x="-0.136cm" svg:y="1.476cm">
          <draw:text-box>
            <text:p text:style-name="P3"><text:span text:style-name="T2"><text:s/></text:span><text:span text:style-name="T2">pop </text:span></text:p>
          </draw:text-box>
        </draw:frame>
        <draw:frame draw:style-name="gr5" draw:text-style-name="P4" draw:layer="layout" svg:width="0.761cm" svg:height="0.502cm" svg:x="-0.136cm" svg:y="3.629cm">
          <draw:text-box>
            <text:p text:style-name="P3"><text:span text:style-name="T2"><text:s/></text:span><text:span text:style-name="T2">c</text:span><text:span text:style-name="T3">2</text:span><text:span text:style-name="T2"> </text:span></text:p>
          </draw:text-box>
        </draw:frame>
        <draw:frame draw:style-name="gr6" draw:text-style-name="P4" draw:layer="layout" svg:width="0.761cm" svg:height="0.502cm" svg:x="-0.136cm" svg:y="3.014cm">
          <draw:text-box>
            <text:p text:style-name="P3"><text:span text:style-name="T2"><text:s/></text:span><text:span text:style-name="T2">c</text:span><text:span text:style-name="T3">3</text:span><text:span text:style-name="T2"> </text:span></text:p>
          </draw:text-box>
        </draw:frame>
        <draw:frame draw:style-name="gr7" draw:text-style-name="P4" draw:layer="layout" svg:width="0.761cm" svg:height="0.502cm" svg:x="-0.136cm" svg:y="2.398cm">
          <draw:text-box>
            <text:p text:style-name="P3"><text:span text:style-name="T2"><text:s/></text:span><text:span text:style-name="T2">c</text:span><text:span text:style-name="T3">4</text:span><text:span text:style-name="T2"> </text:span></text:p>
          </draw:text-box>
        </draw:frame>
        <draw:connector draw:style-name="gr8" draw:text-style-name="P5" draw:layer="layout" draw:type="curve" svg:x1="2.177cm" svg:y1="4.95cm" svg:x2="2.177cm" svg:y2="6.986cm" draw:start-shape="id1" draw:start-glue-point="8" draw:end-shape="id2" draw:end-glue-point="4">
          <text:p text:style-name="P3"/>
        </draw:connector>
        <draw:connector draw:style-name="gr9" draw:text-style-name="P5" draw:layer="layout" draw:type="line" svg:x1="2.312cm" svg:y1="2.452cm" svg:x2="4.069cm" svg:y2="1.8cm" draw:start-shape="id3" draw:start-glue-point="11" draw:end-shape="id4" draw:end-glue-point="7">
          <text:p text:style-name="P3"/>
        </draw:connector>
        <draw:connector draw:style-name="gr9" draw:text-style-name="P5" draw:layer="layout" draw:type="line" svg:x1="2.312cm" svg:y1="3.068cm" svg:x2="4.069cm" svg:y2="1.8cm" draw:start-shape="id5" draw:start-glue-point="11" draw:end-shape="id4" draw:end-glue-point="7">
          <text:p text:style-name="P3"/>
        </draw:connector>
        <draw:connector draw:style-name="gr9" draw:text-style-name="P5" draw:layer="layout" draw:type="line" svg:x1="2.312cm" svg:y1="3.683cm" svg:x2="4.069cm" svg:y2="1.8cm" draw:start-shape="id6" draw:start-glue-point="11" draw:end-shape="id4" draw:end-glue-point="7">
          <text:p text:style-name="P3"/>
        </draw:connector>
        <draw:connector draw:style-name="gr9" draw:text-style-name="P5" draw:layer="layout" draw:type="line" svg:x1="2.312cm" svg:y1="4.624cm" svg:x2="4.069cm" svg:y2="1.8cm" draw:start-shape="id1" draw:start-glue-point="11" draw:end-shape="id4" draw:end-glue-point="7">
          <text:p text:style-name="P3"/>
        </draw:connector>
        <draw:connector draw:style-name="gr10" draw:text-style-name="P5" draw:layer="layout" draw:type="line" svg:x1="2.368cm" svg:y1="2.587cm" svg:x2="4.989cm" svg:y2="2.587cm" draw:start-shape="id3" draw:start-glue-point="10" draw:end-shape="id7" draw:end-glue-point="6">
          <text:p text:style-name="P3"/>
        </draw:connector>
        <draw:connector draw:style-name="gr10" draw:text-style-name="P5" draw:layer="layout" draw:type="line" svg:x1="2.368cm" svg:y1="3.203cm" svg:x2="4.989cm" svg:y2="3.203cm" draw:start-shape="id5" draw:start-glue-point="10" draw:end-shape="id8" draw:end-glue-point="6">
          <text:p text:style-name="P3"/>
        </draw:connector>
        <draw:connector draw:style-name="gr10" draw:text-style-name="P5" draw:layer="layout" draw:type="line" svg:x1="2.368cm" svg:y1="3.818cm" svg:x2="4.989cm" svg:y2="3.818cm" draw:start-shape="id6" draw:start-glue-point="10" draw:end-shape="id9" draw:end-glue-point="6">
          <text:p text:style-name="P3"/>
        </draw:connector>
        <draw:connector draw:style-name="gr10" draw:text-style-name="P5" draw:layer="layout" draw:type="line" svg:x1="2.368cm" svg:y1="3.204cm" svg:x2="4.989cm" svg:y2="3.818cm" draw:start-shape="id5" draw:end-shape="id9" draw:end-glue-point="6">
          <text:p text:style-name="P3"/>
        </draw:connector>
        <draw:connector draw:style-name="gr10" draw:text-style-name="P5" draw:layer="layout" draw:type="line" svg:x1="2.368cm" svg:y1="2.587cm" svg:x2="4.989cm" svg:y2="3.818cm" draw:start-shape="id3" draw:start-glue-point="10" draw:end-shape="id9" draw:end-glue-point="6">
          <text:p text:style-name="P3"/>
        </draw:connector>
        <draw:connector draw:style-name="gr10" draw:text-style-name="P5" draw:layer="layout" draw:type="line" svg:x1="4.339cm" svg:y1="1.8cm" svg:x2="5.043cm" svg:y2="3.683cm" draw:start-shape="id4" draw:start-glue-point="9" draw:end-shape="id9" draw:end-glue-point="5">
          <text:p text:style-name="P3"/>
        </draw:connector>
        <draw:connector draw:style-name="gr10" draw:text-style-name="P5" draw:layer="layout" draw:type="line" svg:x1="2.368cm" svg:y1="2.587cm" svg:x2="4.989cm" svg:y2="3.203cm" draw:start-shape="id3" draw:start-glue-point="10" draw:end-shape="id8" draw:end-glue-point="6">
          <text:p text:style-name="P3"/>
        </draw:connector>
        <draw:connector draw:style-name="gr10" draw:text-style-name="P5" draw:layer="layout" draw:type="line" svg:x1="4.339cm" svg:y1="1.8cm" svg:x2="5.043cm" svg:y2="3.068cm" draw:start-shape="id4" draw:start-glue-point="9" draw:end-shape="id8" draw:end-glue-point="5">
          <text:p text:style-name="P3"/>
        </draw:connector>
        <draw:connector draw:style-name="gr10" draw:text-style-name="P5" draw:layer="layout" draw:type="line" svg:x1="2.368cm" svg:y1="3.203cm" svg:x2="4.989cm" svg:y2="2.587cm" draw:start-shape="id5" draw:start-glue-point="10" draw:end-shape="id7" draw:end-glue-point="6">
          <text:p text:style-name="P3"/>
        </draw:connector>
        <draw:connector draw:style-name="gr10" draw:text-style-name="P5" draw:layer="layout" draw:type="line" svg:x1="2.368cm" svg:y1="3.818cm" svg:x2="4.989cm" svg:y2="3.203cm" draw:start-shape="id6" draw:start-glue-point="10" draw:end-shape="id8" draw:end-glue-point="6">
          <text:p text:style-name="P3"/>
        </draw:connector>
        <draw:connector draw:style-name="gr10" draw:text-style-name="P5" draw:layer="layout" draw:type="line" svg:x1="2.368cm" svg:y1="4.759cm" svg:x2="4.989cm" svg:y2="3.818cm" draw:start-shape="id1" draw:start-glue-point="10" draw:end-shape="id9" draw:end-glue-point="6">
          <text:p text:style-name="P3"/>
        </draw:connector>
        <draw:frame draw:style-name="gr11" draw:text-style-name="P6" draw:layer="layout" svg:width="0.337cm" svg:height="0.502cm" svg:x="2.047cm" svg:y="7.826cm">
          <draw:text-box>
            <text:p text:style-name="P3"><text:span text:style-name="T4">w</text:span><text:span text:style-name="T5">1</text:span></text:p>
          </draw:text-box>
        </draw:frame>
        <draw:frame draw:style-name="gr11" draw:text-style-name="P7" draw:layer="layout" svg:width="0.337cm" svg:height="0.502cm" svg:x="8.027cm" svg:y="7.826cm">
          <draw:text-box>
            <text:p text:style-name="P3"><text:span text:style-name="T6">w</text:span><text:span text:style-name="T5">T</text:span></text:p>
          </draw:text-box>
        </draw:frame>
        <draw:frame draw:style-name="gr11" draw:text-style-name="P6" draw:layer="layout" svg:width="1.975cm" svg:height="0.502cm" svg:x="4.309cm" svg:y="7.826cm">
          <draw:text-box>
            <text:p text:style-name="P3"><text:span text:style-name="T4">w</text:span><text:span text:style-name="T5">2</text:span><text:span text:style-name="T6">,...,w</text:span><text:span text:style-name="T5">T-1</text:span></text:p>
          </draw:text-box>
        </draw:frame>
        <draw:connector draw:style-name="gr10" draw:text-style-name="P5" draw:layer="layout" draw:type="line" svg:x1="4.339cm" svg:y1="1.8cm" svg:x2="5.043cm" svg:y2="2.452cm" draw:start-shape="id4" draw:start-glue-point="9" draw:end-shape="id7" draw:end-glue-point="5">
          <text:p text:style-name="P3"/>
        </draw:connector>
        <draw:custom-shape draw:style-name="gr12" draw:text-style-name="P5" draw:id="id1" draw:layer="layout" svg:width="0.38cm" svg:height="0.38cm" svg:x="1.988cm" svg:y="4.5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6" draw:layer="layout" svg:width="0.38cm" svg:height="0.38cm" svg:x="1.988cm" svg:y="3.6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5" draw:layer="layout" svg:width="0.38cm" svg:height="0.38cm" svg:x="1.988cm" svg:y="3.0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3" draw:layer="layout" svg:width="0.38cm" svg:height="0.38cm" svg:x="1.988cm" svg:y="2.3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" draw:layer="layout" svg:width="0.38cm" svg:height="0.38cm" svg:x="1.988cm" svg:y="6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4" draw:layer="layout" svg:width="0.38cm" svg:height="0.38cm" svg:x="4.015cm" svg:y="1.4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5.178cm" svg:y1="4.95cm" svg:x2="5.178cm" svg:y2="6.986cm" draw:start-shape="id10" draw:start-glue-point="8" draw:end-shape="id11" draw:end-glue-point="4">
          <text:p text:style-name="P3"/>
        </draw:connector>
        <draw:custom-shape draw:style-name="gr12" draw:text-style-name="P5" draw:id="id10" draw:layer="layout" svg:width="0.38cm" svg:height="0.38cm" svg:x="4.989cm" svg:y="4.5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9" draw:layer="layout" svg:width="0.38cm" svg:height="0.38cm" svg:x="4.989cm" svg:y="3.6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8" draw:layer="layout" svg:width="0.38cm" svg:height="0.38cm" svg:x="4.989cm" svg:y="3.0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7" draw:layer="layout" svg:width="0.38cm" svg:height="0.38cm" svg:x="4.989cm" svg:y="2.3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1" draw:layer="layout" svg:width="0.38cm" svg:height="0.38cm" svg:x="4.989cm" svg:y="6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5.37cm" svg:y1="2.587cm" svg:x2="7.991cm" svg:y2="2.587cm" draw:start-shape="id12" draw:start-glue-point="2" draw:end-shape="id13" draw:end-glue-point="6">
          <text:p text:style-name="P3"/>
        </draw:connector>
        <draw:connector draw:style-name="gr10" draw:text-style-name="P5" draw:layer="layout" draw:type="line" svg:x1="5.37cm" svg:y1="3.203cm" svg:x2="7.991cm" svg:y2="3.203cm" draw:start-shape="id14" draw:start-glue-point="2" draw:end-shape="id15" draw:end-glue-point="6">
          <text:p text:style-name="P3"/>
        </draw:connector>
        <draw:connector draw:style-name="gr10" draw:text-style-name="P5" draw:layer="layout" draw:type="line" svg:x1="5.37cm" svg:y1="3.818cm" svg:x2="7.991cm" svg:y2="3.818cm" draw:start-shape="id16" draw:start-glue-point="2" draw:end-shape="id17" draw:end-glue-point="6">
          <text:p text:style-name="P3"/>
        </draw:connector>
        <draw:connector draw:style-name="gr10" draw:text-style-name="P5" draw:id="id14" draw:layer="layout" draw:type="line" svg:x1="5.37cm" svg:y1="3.203cm" svg:x2="7.991cm" svg:y2="3.818cm" draw:end-shape="id17" draw:end-glue-point="6">
          <text:p text:style-name="P3"/>
        </draw:connector>
        <draw:connector draw:style-name="gr10" draw:text-style-name="P5" draw:layer="layout" draw:type="line" svg:x1="5.369cm" svg:y1="2.588cm" svg:x2="7.991cm" svg:y2="3.818cm" draw:start-shape="id7" draw:end-shape="id17" draw:end-glue-point="6">
          <text:p text:style-name="P3"/>
        </draw:connector>
        <draw:connector draw:style-name="gr10" draw:text-style-name="P5" draw:layer="layout" draw:type="line" svg:x1="7.341cm" svg:y1="1.8cm" svg:x2="8.045cm" svg:y2="3.683cm" draw:start-shape="id18" draw:start-glue-point="9" draw:end-shape="id17" draw:end-glue-point="5">
          <text:p text:style-name="P3"/>
        </draw:connector>
        <draw:connector draw:style-name="gr10" draw:text-style-name="P5" draw:id="id12" draw:layer="layout" draw:type="line" svg:x1="5.37cm" svg:y1="2.587cm" svg:x2="7.991cm" svg:y2="3.203cm" draw:end-shape="id15" draw:end-glue-point="6">
          <text:p text:style-name="P3"/>
        </draw:connector>
        <draw:connector draw:style-name="gr10" draw:text-style-name="P5" draw:layer="layout" draw:type="line" svg:x1="7.341cm" svg:y1="1.8cm" svg:x2="8.045cm" svg:y2="3.068cm" draw:start-shape="id18" draw:start-glue-point="9" draw:end-shape="id15" draw:end-glue-point="5">
          <text:p text:style-name="P3"/>
        </draw:connector>
        <draw:connector draw:style-name="gr10" draw:text-style-name="P5" draw:layer="layout" draw:type="line" svg:x1="5.37cm" svg:y1="3.203cm" svg:x2="7.991cm" svg:y2="2.587cm" draw:start-shape="id14" draw:start-glue-point="2" draw:end-shape="id13" draw:end-glue-point="6">
          <text:p text:style-name="P3"/>
        </draw:connector>
        <draw:connector draw:style-name="gr10" draw:text-style-name="P5" draw:id="id16" draw:layer="layout" draw:type="line" svg:x1="5.37cm" svg:y1="3.818cm" svg:x2="7.991cm" svg:y2="3.203cm" draw:end-shape="id15" draw:end-glue-point="6">
          <text:p text:style-name="P3"/>
        </draw:connector>
        <draw:connector draw:style-name="gr10" draw:text-style-name="P5" draw:layer="layout" draw:type="line" svg:x1="5.369cm" svg:y1="4.759cm" svg:x2="7.991cm" svg:y2="3.818cm" draw:start-shape="id10" draw:start-glue-point="10" draw:end-shape="id17" draw:end-glue-point="6">
          <text:p text:style-name="P3"/>
        </draw:connector>
        <draw:connector draw:style-name="gr10" draw:text-style-name="P5" draw:layer="layout" draw:type="line" svg:x1="7.341cm" svg:y1="1.8cm" svg:x2="8.045cm" svg:y2="2.452cm" draw:start-shape="id18" draw:start-glue-point="9" draw:end-shape="id13" draw:end-glue-point="5">
          <text:p text:style-name="P3"/>
        </draw:connector>
        <draw:connector draw:style-name="gr9" draw:text-style-name="P5" draw:layer="layout" draw:type="line" svg:x1="5.313cm" svg:y1="2.452cm" svg:x2="7.071cm" svg:y2="1.8cm" draw:start-shape="id7" draw:start-glue-point="11" draw:end-shape="id18" draw:end-glue-point="7">
          <text:p text:style-name="P3"/>
        </draw:connector>
        <draw:connector draw:style-name="gr9" draw:text-style-name="P5" draw:layer="layout" draw:type="line" svg:x1="5.313cm" svg:y1="3.068cm" svg:x2="7.071cm" svg:y2="1.8cm" draw:start-shape="id8" draw:start-glue-point="11" draw:end-shape="id18" draw:end-glue-point="7">
          <text:p text:style-name="P3"/>
        </draw:connector>
        <draw:connector draw:style-name="gr9" draw:text-style-name="P5" draw:layer="layout" draw:type="line" svg:x1="5.313cm" svg:y1="3.683cm" svg:x2="7.071cm" svg:y2="1.8cm" draw:start-shape="id9" draw:start-glue-point="11" draw:end-shape="id18" draw:end-glue-point="7">
          <text:p text:style-name="P3"/>
        </draw:connector>
        <draw:connector draw:style-name="gr9" draw:text-style-name="P5" draw:layer="layout" draw:type="line" svg:x1="5.313cm" svg:y1="4.624cm" svg:x2="7.071cm" svg:y2="1.8cm" draw:start-shape="id10" draw:start-glue-point="11" draw:end-shape="id18" draw:end-glue-point="7">
          <text:p text:style-name="P3"/>
        </draw:connector>
        <draw:custom-shape draw:style-name="gr12" draw:text-style-name="P5" draw:id="id18" draw:layer="layout" svg:width="0.38cm" svg:height="0.38cm" svg:x="7.017cm" svg:y="1.4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8.18cm" svg:y1="4.95cm" svg:x2="8.18cm" svg:y2="6.986cm" draw:start-shape="id19" draw:start-glue-point="8" draw:end-shape="id20" draw:end-glue-point="4">
          <text:p text:style-name="P3"/>
        </draw:connector>
        <draw:custom-shape draw:style-name="gr12" draw:text-style-name="P5" draw:id="id19" draw:layer="layout" svg:width="0.38cm" svg:height="0.38cm" svg:x="7.991cm" svg:y="4.5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7" draw:layer="layout" svg:width="0.38cm" svg:height="0.38cm" svg:x="7.991cm" svg:y="3.6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5" draw:layer="layout" svg:width="0.38cm" svg:height="0.38cm" svg:x="7.991cm" svg:y="3.0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3" draw:layer="layout" svg:width="0.38cm" svg:height="0.38cm" svg:x="7.991cm" svg:y="2.3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0" draw:layer="layout" svg:width="0.38cm" svg:height="0.38cm" svg:x="7.991cm" svg:y="6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8.18cm" svg:y1="4.009cm" svg:x2="8.18cm" svg:y2="4.57cm" draw:start-shape="id17" draw:start-glue-point="8" draw:end-shape="id19" draw:end-glue-point="4">
          <text:p text:style-name="P3"/>
        </draw:connector>
        <draw:connector draw:style-name="gr8" draw:text-style-name="P5" draw:layer="layout" draw:type="curve" draw:line-skew="0.396cm 1.837cm" svg:x1="8.045cm" svg:y1="3.338cm" svg:x2="8.18cm" svg:y2="4.57cm" draw:start-shape="id15" draw:start-glue-point="7" draw:end-shape="id19" draw:end-glue-point="4">
          <text:p text:style-name="P3"/>
        </draw:connector>
        <draw:connector draw:style-name="gr8" draw:text-style-name="P5" draw:layer="layout" draw:type="curve" draw:line-skew="0.157cm 0.67cm" svg:x1="8.045cm" svg:y1="2.722cm" svg:x2="8.18cm" svg:y2="4.57cm" draw:start-shape="id13" draw:start-glue-point="7" draw:end-shape="id19" draw:end-glue-point="4">
          <text:p text:style-name="P3"/>
        </draw:connector>
        <draw:connector draw:style-name="gr8" draw:text-style-name="P5" draw:layer="layout" draw:type="curve" draw:line-skew="0.326cm 1.793cm" svg:x1="5.043cm" svg:y1="3.338cm" svg:x2="5.178cm" svg:y2="4.57cm" draw:start-shape="id8" draw:start-glue-point="7" draw:end-shape="id10" draw:end-glue-point="4">
          <text:p text:style-name="P3"/>
        </draw:connector>
        <draw:connector draw:style-name="gr8" draw:text-style-name="P5" draw:layer="layout" draw:type="curve" draw:line-skew="0.128cm 0.624cm" svg:x1="5.043cm" svg:y1="2.722cm" svg:x2="5.178cm" svg:y2="4.57cm" draw:start-shape="id7" draw:start-glue-point="7" draw:end-shape="id10" draw:end-glue-point="4">
          <text:p text:style-name="P3"/>
        </draw:connector>
        <draw:connector draw:style-name="gr8" draw:text-style-name="P5" draw:layer="layout" draw:type="curve" svg:x1="5.178cm" svg:y1="4.009cm" svg:x2="5.178cm" svg:y2="4.57cm" draw:start-shape="id9" draw:start-glue-point="8" draw:end-shape="id10" draw:end-glue-point="4">
          <text:p text:style-name="P3"/>
        </draw:connector>
        <draw:connector draw:style-name="gr8" draw:text-style-name="P5" draw:layer="layout" draw:type="curve" draw:line-skew="-0.177cm 0.392cm" svg:x1="8.371cm" svg:y1="3.818cm" svg:x2="8.18cm" svg:y2="6.986cm" draw:start-shape="id17" draw:start-glue-point="10" draw:end-shape="id20" draw:end-glue-point="4">
          <text:p text:style-name="P3"/>
        </draw:connector>
        <draw:connector draw:style-name="gr8" draw:text-style-name="P5" draw:layer="layout" draw:type="curve" draw:line-skew="0cm 0.739cm" svg:x1="8.371cm" svg:y1="3.203cm" svg:x2="8.18cm" svg:y2="6.986cm" draw:start-shape="id15" draw:start-glue-point="10" draw:end-shape="id20" draw:end-glue-point="4">
          <text:p text:style-name="P3"/>
        </draw:connector>
        <draw:connector draw:style-name="gr8" draw:text-style-name="P5" draw:layer="layout" draw:type="curve" draw:line-skew="0.168cm 1.093cm" svg:x1="8.371cm" svg:y1="2.587cm" svg:x2="8.18cm" svg:y2="6.986cm" draw:start-shape="id13" draw:start-glue-point="10" draw:end-shape="id20" draw:end-glue-point="4">
          <text:p text:style-name="P3"/>
        </draw:connector>
        <draw:connector draw:style-name="gr8" draw:text-style-name="P5" draw:layer="layout" draw:type="curve" draw:line-skew="-0.236cm 0.374cm" svg:x1="2.368cm" svg:y1="3.818cm" svg:x2="2.177cm" svg:y2="6.986cm" draw:start-shape="id6" draw:start-glue-point="10" draw:end-shape="id2" draw:end-glue-point="4">
          <text:p text:style-name="P3"/>
        </draw:connector>
        <draw:connector draw:style-name="gr8" draw:text-style-name="P5" draw:layer="layout" draw:type="curve" draw:line-skew="0cm 0.73cm" svg:x1="2.368cm" svg:y1="3.203cm" svg:x2="2.177cm" svg:y2="6.986cm" draw:start-shape="id5" draw:start-glue-point="10" draw:end-shape="id2" draw:end-glue-point="4">
          <text:p text:style-name="P3"/>
        </draw:connector>
        <draw:connector draw:style-name="gr14" draw:text-style-name="P5" draw:layer="layout" draw:type="curve" draw:line-skew="0.275cm 1.111cm" svg:x1="2.368cm" svg:y1="2.587cm" svg:x2="2.177cm" svg:y2="6.986cm" draw:start-shape="id3" draw:start-glue-point="10" draw:end-shape="id2" draw:end-glue-point="4">
          <text:p text:style-name="P3"/>
        </draw:connector>
        <draw:connector draw:style-name="gr8" draw:text-style-name="P5" draw:layer="layout" draw:type="curve" draw:line-skew="-0.178cm 0.354cm" svg:x1="5.369cm" svg:y1="3.818cm" svg:x2="5.178cm" svg:y2="6.986cm" draw:start-shape="id9" draw:start-glue-point="10" draw:end-shape="id11" draw:end-glue-point="4">
          <text:p text:style-name="P3"/>
        </draw:connector>
        <draw:connector draw:style-name="gr8" draw:text-style-name="P5" draw:layer="layout" draw:type="curve" draw:line-skew="0.012cm 0.71cm" svg:x1="5.369cm" svg:y1="3.203cm" svg:x2="5.178cm" svg:y2="6.986cm" draw:start-shape="id8" draw:start-glue-point="10" draw:end-shape="id11" draw:end-glue-point="4">
          <text:p text:style-name="P3"/>
        </draw:connector>
        <draw:connector draw:style-name="gr8" draw:text-style-name="P5" draw:layer="layout" draw:type="curve" draw:line-skew="0.17cm 1.075cm" svg:x1="5.369cm" svg:y1="2.587cm" svg:x2="5.178cm" svg:y2="6.986cm" draw:start-shape="id7" draw:start-glue-point="10" draw:end-shape="id11" draw:end-glue-point="4">
          <text:p text:style-name="P3"/>
        </draw:connector>
        <draw:custom-shape draw:style-name="gr12" draw:text-style-name="P5" draw:id="id21" draw:layer="layout" svg:width="0.38cm" svg:height="0.38cm" svg:x="4.015cm" svg:y="6.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22" draw:layer="layout" svg:width="0.38cm" svg:height="0.38cm" svg:x="7.017cm" svg:y="6.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4.339cm" svg:y1="6.394cm" svg:x2="5.043cm" svg:y2="7.04cm" draw:start-shape="id21" draw:start-glue-point="9" draw:end-shape="id11" draw:end-glue-point="5">
          <text:p text:style-name="P3"/>
        </draw:connector>
        <draw:connector draw:style-name="gr10" draw:text-style-name="P5" draw:layer="layout" draw:type="line" svg:x1="7.341cm" svg:y1="6.394cm" svg:x2="8.045cm" svg:y2="7.04cm" draw:start-shape="id22" draw:start-glue-point="9" draw:end-shape="id20" draw:end-glue-point="5">
          <text:p text:style-name="P3"/>
        </draw:connector>
        <draw:frame draw:style-name="gr3" draw:text-style-name="P4" draw:layer="layout" svg:width="0.761cm" svg:height="0.502cm" svg:x="-0.136cm" svg:y="6.07cm">
          <draw:text-box>
            <text:p text:style-name="P3"><text:span text:style-name="T2"><text:s/></text:span><text:span text:style-name="T2">s</text:span><text:span text:style-name="T3">w</text:span><text:span text:style-name="T2"> </text:span></text:p>
          </draw:text-box>
        </draw:frame>
        <draw:custom-shape draw:style-name="gr12" draw:text-style-name="P5" draw:id="id23" draw:layer="layout" svg:width="0.38cm" svg:height="0.38cm" svg:x="4.015cm" svg:y="5.4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24" draw:layer="layout" svg:width="0.38cm" svg:height="0.38cm" svg:x="7.017cm" svg:y="5.4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4.339cm" svg:y1="5.524cm" svg:x2="5.043cm" svg:y2="4.894cm" draw:start-shape="id23" draw:start-glue-point="11" draw:end-shape="id10" draw:end-glue-point="7">
          <text:p text:style-name="P3"/>
        </draw:connector>
        <draw:connector draw:style-name="gr10" draw:text-style-name="P5" draw:layer="layout" draw:type="line" svg:x1="7.341cm" svg:y1="5.524cm" svg:x2="8.045cm" svg:y2="4.894cm" draw:start-shape="id24" draw:start-glue-point="11" draw:end-shape="id19" draw:end-glue-point="7">
          <text:p text:style-name="P3"/>
        </draw:connector>
        <draw:frame draw:style-name="gr3" draw:text-style-name="P4" draw:layer="layout" svg:width="0.761cm" svg:height="0.502cm" svg:x="-0.136cm" svg:y="5.47cm">
          <draw:text-box>
            <text:p text:style-name="P3"><text:span text:style-name="T2"><text:s/></text:span><text:span text:style-name="T2">s</text:span><text:span text:style-name="T3">c</text:span><text:span text:style-name="T2"> </text:span></text:p>
          </draw:text-box>
        </draw:frame>
        <draw:custom-shape draw:style-name="gr12" draw:text-style-name="P5" draw:id="id25" draw:layer="layout" svg:width="0.38cm" svg:height="0.38cm" svg:x="4.015cm" svg:y="0.6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26" draw:layer="layout" svg:width="0.38cm" svg:height="0.38cm" svg:x="7.017cm" svg:y="0.6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4.204cm" svg:y1="1.05cm" svg:x2="4.204cm" svg:y2="1.476cm" draw:start-shape="id25" draw:start-glue-point="8" draw:end-shape="id4" draw:end-glue-point="4">
          <text:p text:style-name="P3"/>
        </draw:connector>
        <draw:connector draw:style-name="gr10" draw:text-style-name="P5" draw:layer="layout" draw:type="line" svg:x1="7.206cm" svg:y1="1.05cm" svg:x2="7.206cm" svg:y2="1.476cm" draw:start-shape="id26" draw:start-glue-point="8" draw:end-shape="id18" draw:end-glue-point="4">
          <text:p text:style-name="P3"/>
        </draw:connector>
        <draw:frame draw:style-name="gr3" draw:text-style-name="P4" draw:layer="layout" svg:width="0.761cm" svg:height="0.502cm" svg:x="-0.136cm" svg:y="0.67cm">
          <draw:text-box>
            <text:p text:style-name="P3"><text:span text:style-name="T2"><text:s/></text:span><text:span text:style-name="T2">s</text:span><text:span text:style-name="T3">n</text:span><text:span text:style-name="T2"> </text:span></text:p>
          </draw:text-box>
        </draw:frame>
        <draw:connector draw:style-name="gr8" draw:text-style-name="P5" draw:layer="layout" draw:type="curve" draw:line-skew="0.501cm 1.876cm" svg:x1="2.042cm" svg:y1="3.338cm" svg:x2="2.177cm" svg:y2="4.57cm" draw:start-shape="id5" draw:start-glue-point="7" draw:end-shape="id1" draw:end-glue-point="4">
          <text:p text:style-name="P3"/>
        </draw:connector>
        <draw:connector draw:style-name="gr8" draw:text-style-name="P5" draw:layer="layout" draw:type="curve" draw:line-skew="0.248cm 0.64cm" svg:x1="2.042cm" svg:y1="2.722cm" svg:x2="2.177cm" svg:y2="4.57cm" draw:start-shape="id3" draw:start-glue-point="7" draw:end-shape="id1" draw:end-glue-point="4">
          <text:p text:style-name="P3"/>
        </draw:connector>
        <draw:connector draw:style-name="gr8" draw:text-style-name="P5" draw:layer="layout" draw:type="curve" svg:x1="2.177cm" svg:y1="4.009cm" svg:x2="2.177cm" svg:y2="4.57cm" draw:start-shape="id6" draw:start-glue-point="8" draw:end-shape="id1" draw:end-glue-point="4">
          <text:p text:style-name="P3"/>
        </draw:connector>
        <draw:custom-shape draw:style-name="gr12" draw:text-style-name="P5" draw:id="id27" draw:layer="layout" svg:width="0.38cm" svg:height="0.38cm" svg:x="1.015cm" svg:y="6.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1.339cm" svg:y1="6.394cm" svg:x2="2.042cm" svg:y2="7.04cm" draw:start-shape="id27" draw:start-glue-point="9" draw:end-shape="id2" draw:end-glue-point="5">
          <text:p text:style-name="P3"/>
        </draw:connector>
        <draw:custom-shape draw:style-name="gr12" draw:text-style-name="P5" draw:id="id28" draw:layer="layout" svg:width="0.38cm" svg:height="0.38cm" svg:x="1.015cm" svg:y="5.4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1.339cm" svg:y1="5.524cm" svg:x2="2.042cm" svg:y2="4.894cm" draw:start-shape="id28" draw:start-glue-point="11" draw:end-shape="id1" draw:end-glue-point="7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9.5cm" fo:page-height="8.4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6-07T14:19:43</dc:date>
    <dc:language>en-US</dc:language>
    <meta:editing-cycles>41</meta:editing-cycles>
    <meta:editing-duration>PT7H57M25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